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i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3333" calcext:value-type="float">
            <text:p>13333</text:p>
          </table:table-cell>
          <table:table-cell office:value-type="float" office:value="0.0266840457916" calcext:value-type="float">
            <text:p>0.0266840458</text:p>
          </table:table-cell>
          <table:table-cell office:value-type="float" office:value="1.42320585251" calcext:value-type="float">
            <text:p>1.4232058525</text:p>
          </table:table-cell>
        </table:table-row>
        <table:table-row table:style-name="ro1">
          <table:table-cell office:value-type="float" office:value="17777" calcext:value-type="float">
            <text:p>17777</text:p>
          </table:table-cell>
          <table:table-cell office:value-type="float" office:value="0.0399072170258" calcext:value-type="float">
            <text:p>0.039907217</text:p>
          </table:table-cell>
          <table:table-cell office:value-type="float" office:value="1.62920808792" calcext:value-type="float">
            <text:p>1.6292080879</text:p>
          </table:table-cell>
        </table:table-row>
        <table:table-row table:style-name="ro1">
          <table:table-cell office:value-type="float" office:value="23702" calcext:value-type="float">
            <text:p>23702</text:p>
          </table:table-cell>
          <table:table-cell office:value-type="float" office:value="0.0550110340118" calcext:value-type="float">
            <text:p>0.055011034</text:p>
          </table:table-cell>
          <table:table-cell office:value-type="float" office:value="1.13664293289" calcext:value-type="float">
            <text:p>1.1366429329</text:p>
          </table:table-cell>
        </table:table-row>
        <table:table-row table:style-name="ro1">
          <table:table-cell office:value-type="float" office:value="31602" calcext:value-type="float">
            <text:p>31602</text:p>
          </table:table-cell>
          <table:table-cell office:value-type="float" office:value="0.0737199783325" calcext:value-type="float">
            <text:p>0.0737199783</text:p>
          </table:table-cell>
          <table:table-cell office:value-type="float" office:value="1.65067100525" calcext:value-type="float">
            <text:p>1.6506710053</text:p>
          </table:table-cell>
        </table:table-row>
        <table:table-row table:style-name="ro1">
          <table:table-cell office:value-type="float" office:value="42136" calcext:value-type="float">
            <text:p>42136</text:p>
          </table:table-cell>
          <table:table-cell office:value-type="float" office:value="0.116600990295" calcext:value-type="float">
            <text:p>0.1166009903</text:p>
          </table:table-cell>
          <table:table-cell office:value-type="float" office:value="1.36319708824" calcext:value-type="float">
            <text:p>1.3631970882</text:p>
          </table:table-cell>
        </table:table-row>
        <table:table-row table:style-name="ro1">
          <table:table-cell office:value-type="float" office:value="56181" calcext:value-type="float">
            <text:p>56181</text:p>
          </table:table-cell>
          <table:table-cell office:value-type="float" office:value="0.162667989731" calcext:value-type="float">
            <text:p>0.1626679897</text:p>
          </table:table-cell>
          <table:table-cell office:value-type="float" office:value="1.48619198799" calcext:value-type="float">
            <text:p>1.486191988</text:p>
          </table:table-cell>
        </table:table-row>
        <table:table-row table:style-name="ro1">
          <table:table-cell office:value-type="float" office:value="74908" calcext:value-type="float">
            <text:p>74908</text:p>
          </table:table-cell>
          <table:table-cell office:value-type="float" office:value="0.235384941101" calcext:value-type="float">
            <text:p>0.2353849411</text:p>
          </table:table-cell>
          <table:table-cell office:value-type="float" office:value="1.81603002548" calcext:value-type="float">
            <text:p>1.8160300255</text:p>
          </table:table-cell>
        </table:table-row>
        <table:table-row table:style-name="ro1">
          <table:table-cell office:value-type="float" office:value="99877" calcext:value-type="float">
            <text:p>99877</text:p>
          </table:table-cell>
          <table:table-cell office:value-type="float" office:value="0.32613992691" calcext:value-type="float">
            <text:p>0.3261399269</text:p>
          </table:table-cell>
          <table:table-cell office:value-type="float" office:value="1.8549079895" calcext:value-type="float">
            <text:p>1.8549079895</text:p>
          </table:table-cell>
        </table:table-row>
        <table:table-row table:style-name="ro1">
          <table:table-cell office:value-type="float" office:value="133169" calcext:value-type="float">
            <text:p>133169</text:p>
          </table:table-cell>
          <table:table-cell office:value-type="float" office:value="0.493069887161" calcext:value-type="float">
            <text:p>0.4930698872</text:p>
          </table:table-cell>
          <table:table-cell office:value-type="float" office:value="1.89652609825" calcext:value-type="float">
            <text:p>1.8965260983</text:p>
          </table:table-cell>
        </table:table-row>
        <table:table-row table:style-name="ro1">
          <table:table-cell office:value-type="float" office:value="177558" calcext:value-type="float">
            <text:p>177558</text:p>
          </table:table-cell>
          <table:table-cell office:value-type="float" office:value="0.757238864899" calcext:value-type="float">
            <text:p>0.7572388649</text:p>
          </table:table-cell>
          <table:table-cell office:value-type="float" office:value="1.94581985474" calcext:value-type="float">
            <text:p>1.9458198547</text:p>
          </table:table-cell>
        </table:table-row>
        <table:table-row table:style-name="ro1">
          <table:table-cell office:value-type="float" office:value="236744" calcext:value-type="float">
            <text:p>236744</text:p>
          </table:table-cell>
          <table:table-cell office:value-type="float" office:value="1.01075196266" calcext:value-type="float">
            <text:p>1.0107519627</text:p>
          </table:table-cell>
          <table:table-cell office:value-type="float" office:value="2.11851501465" calcext:value-type="float">
            <text:p>2.1185150147</text:p>
          </table:table-cell>
        </table:table-row>
        <table:table-row table:style-name="ro1">
          <table:table-cell office:value-type="float" office:value="315658" calcext:value-type="float">
            <text:p>315658</text:p>
          </table:table-cell>
          <table:table-cell office:value-type="float" office:value="1.43358612061" calcext:value-type="float">
            <text:p>1.4335861206</text:p>
          </table:table-cell>
          <table:table-cell office:value-type="float" office:value="2.31084489822" calcext:value-type="float">
            <text:p>2.3108448982</text:p>
          </table:table-cell>
        </table:table-row>
        <table:table-row table:style-name="ro1">
          <table:table-cell office:value-type="float" office:value="420877" calcext:value-type="float">
            <text:p>420877</text:p>
          </table:table-cell>
          <table:table-cell office:value-type="float" office:value="2.10498404503" calcext:value-type="float">
            <text:p>2.104984045</text:p>
          </table:table-cell>
          <table:table-cell office:value-type="float" office:value="2.2163310051" calcext:value-type="float">
            <text:p>2.2163310051</text:p>
          </table:table-cell>
        </table:table-row>
        <table:table-row table:style-name="ro1">
          <table:table-cell office:value-type="float" office:value="561169" calcext:value-type="float">
            <text:p>561169</text:p>
          </table:table-cell>
          <table:table-cell office:value-type="float" office:value="3.11688184738" calcext:value-type="float">
            <text:p>3.1168818474</text:p>
          </table:table-cell>
          <table:table-cell office:value-type="float" office:value="2.66500091553" calcext:value-type="float">
            <text:p>2.6650009155</text:p>
          </table:table-cell>
        </table:table-row>
        <table:table-row table:style-name="ro1">
          <table:table-cell office:value-type="float" office:value="748225" calcext:value-type="float">
            <text:p>748225</text:p>
          </table:table-cell>
          <table:table-cell office:value-type="float" office:value="4.13286399841" calcext:value-type="float">
            <text:p>4.1328639984</text:p>
          </table:table-cell>
          <table:table-cell office:value-type="float" office:value="2.36849498749" calcext:value-type="float">
            <text:p>2.3684949875</text:p>
          </table:table-cell>
        </table:table-row>
        <table:table-row table:style-name="ro1">
          <table:table-cell office:value-type="float" office:value="997633" calcext:value-type="float">
            <text:p>997633</text:p>
          </table:table-cell>
          <table:table-cell office:value-type="float" office:value="5.61737513542" calcext:value-type="float">
            <text:p>5.6173751354</text:p>
          </table:table-cell>
          <table:table-cell office:value-type="float" office:value="2.8023109436" calcext:value-type="float">
            <text:p>2.8023109436</text:p>
          </table:table-cell>
        </table:table-row>
        <table:table-row table:style-name="ro1">
          <table:table-cell office:value-type="float" office:value="1330177" calcext:value-type="float">
            <text:p>1330177</text:p>
          </table:table-cell>
          <table:table-cell office:value-type="float" office:value="9.31009197235" calcext:value-type="float">
            <text:p>9.3100919724</text:p>
          </table:table-cell>
          <table:table-cell office:value-type="float" office:value="3.10857915878" calcext:value-type="float">
            <text:p>3.1085791588</text:p>
          </table:table-cell>
        </table:table-row>
        <table:table-row table:style-name="ro1">
          <table:table-cell office:value-type="float" office:value="1773569" calcext:value-type="float">
            <text:p>1773569</text:p>
          </table:table-cell>
          <table:table-cell office:value-type="float" office:value="11.7615449429" calcext:value-type="float">
            <text:p>11.7615449429</text:p>
          </table:table-cell>
          <table:table-cell office:value-type="float" office:value="4.27739691734" calcext:value-type="float">
            <text:p>4.2773969173</text:p>
          </table:table-cell>
        </table:table-row>
        <table:table-row table:style-name="ro1">
          <table:table-cell office:value-type="float" office:value="2364758" calcext:value-type="float">
            <text:p>2364758</text:p>
          </table:table-cell>
          <table:table-cell office:value-type="float" office:value="16.5931520462" calcext:value-type="float">
            <text:p>16.5931520462</text:p>
          </table:table-cell>
          <table:table-cell office:value-type="float" office:value="4.72695994377" calcext:value-type="float">
            <text:p>4.7269599438</text:p>
          </table:table-cell>
        </table:table-row>
        <table:table-row table:style-name="ro1">
          <table:table-cell office:value-type="float" office:value="3153010" calcext:value-type="float">
            <text:p>3153010</text:p>
          </table:table-cell>
          <table:table-cell office:value-type="float" office:value="25.6274008751" calcext:value-type="float">
            <text:p>25.6274008751</text:p>
          </table:table-cell>
          <table:table-cell office:value-type="float" office:value="6.12776112556" calcext:value-type="float">
            <text:p>6.1277611256</text:p>
          </table:table-cell>
        </table:table-row>
        <table:table-row table:style-name="ro1">
          <table:table-cell office:value-type="float" office:value="4204013" calcext:value-type="float">
            <text:p>4204013</text:p>
          </table:table-cell>
          <table:table-cell office:value-type="float" office:value="35.132835865" calcext:value-type="float">
            <text:p>35.132835865</text:p>
          </table:table-cell>
          <table:table-cell office:value-type="float" office:value="7.48694109917" calcext:value-type="float">
            <text:p>7.4869410992</text:p>
          </table:table-cell>
        </table:table-row>
        <table:table-row table:style-name="ro1">
          <table:table-cell office:value-type="float" office:value="5605350" calcext:value-type="float">
            <text:p>5605350</text:p>
          </table:table-cell>
          <table:table-cell office:value-type="float" office:value="52.2646811008" calcext:value-type="float">
            <text:p>52.2646811008</text:p>
          </table:table-cell>
          <table:table-cell office:value-type="float" office:value="9.77589797974" calcext:value-type="float">
            <text:p>9.7758979797</text:p>
          </table:table-cell>
        </table:table-row>
        <table:table-row table:style-name="ro1">
          <table:table-cell office:value-type="float" office:value="7473800" calcext:value-type="float">
            <text:p>7473800</text:p>
          </table:table-cell>
          <table:table-cell office:value-type="float" office:value="76.0499620438" calcext:value-type="float">
            <text:p>76.0499620438</text:p>
          </table:table-cell>
          <table:table-cell office:value-type="float" office:value="12.454736948" calcext:value-type="float">
            <text:p>12.454736948</text:p>
          </table:table-cell>
        </table:table-row>
        <table:table-row table:style-name="ro1">
          <table:table-cell office:value-type="float" office:value="9965066" calcext:value-type="float">
            <text:p>9965066</text:p>
          </table:table-cell>
          <table:table-cell office:value-type="float" office:value="103.930380106" calcext:value-type="float">
            <text:p>103.930380106</text:p>
          </table:table-cell>
          <table:table-cell office:value-type="float" office:value="16.6287901402" calcext:value-type="float">
            <text:p>16.6287901402</text:p>
          </table:table-cell>
        </table:table-row>
        <table:table-row table:style-name="ro1">
          <table:table-cell office:value-type="float" office:value="13286754" calcext:value-type="float">
            <text:p>13286754</text:p>
          </table:table-cell>
          <table:table-cell office:value-type="float" office:value="166.336595058" calcext:value-type="float">
            <text:p>166.336595058</text:p>
          </table:table-cell>
          <table:table-cell office:value-type="float" office:value="22.4048571587" calcext:value-type="float">
            <text:p>22.4048571587</text:p>
          </table:table-cell>
        </table:table-row>
        <table:table-row table:style-name="ro1">
          <table:table-cell office:value-type="float" office:value="17715672" calcext:value-type="float">
            <text:p>17715672</text:p>
          </table:table-cell>
          <table:table-cell office:value-type="float" office:value="241.405226946" calcext:value-type="float">
            <text:p>241.405226946</text:p>
          </table:table-cell>
          <table:table-cell office:value-type="float" office:value="30.1752009392" calcext:value-type="float">
            <text:p>30.1752009392</text:p>
          </table:table-cell>
        </table:table-row>
        <table:table-row table:style-name="ro1">
          <table:table-cell office:value-type="float" office:value="23620896" calcext:value-type="float">
            <text:p>23620896</text:p>
          </table:table-cell>
          <table:table-cell office:value-type="float" office:value="290.066392899" calcext:value-type="float">
            <text:p>290.066392899</text:p>
          </table:table-cell>
          <table:table-cell office:value-type="float" office:value="37.4103929996" calcext:value-type="float">
            <text:p>37.4103929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1" meta:object-count="0"/>
    <meta:generator>LibreOffice/5.1.6.2$Linux_X86_64 LibreOffice_project/10m0$Build-2</meta:generator>
  </office:meta>
</office:document-meta>
</file>